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5.5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B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МинОбр" style:master-page-name="First_20_Page">
      <style:paragraph-properties style:page-number="auto"/>
    </style:style>
    <style:style style:name="P2" style:family="paragraph" style:parent-style-name="Вид_20_работы">
      <style:paragraph-properties style:writing-mode="lr-tb"/>
    </style:style>
    <style:style style:name="P3" style:family="paragraph" style:parent-style-name="Кто-Кому">
      <style:text-properties officeooo:paragraph-rsid="003939b1"/>
    </style:style>
    <style:style style:name="P4" style:family="paragraph" style:parent-style-name="Кто-Кому">
      <style:text-properties officeooo:rsid="0031cdd5" officeooo:paragraph-rsid="003939b1"/>
    </style:style>
    <style:style style:name="P5" style:family="paragraph" style:parent-style-name="Text_20_body">
      <style:text-properties officeooo:paragraph-rsid="003bf015"/>
    </style:style>
    <style:style style:name="P6" style:family="paragraph" style:parent-style-name="Заголовок_20_строки">
      <style:text-properties officeooo:rsid="003cd4e3" officeooo:paragraph-rsid="003cd4e3"/>
    </style:style>
    <style:style style:name="P7" style:family="paragraph" style:parent-style-name="Table_20_Contents">
      <style:text-properties officeooo:rsid="003cd4e3" officeooo:paragraph-rsid="003cd4e3"/>
    </style:style>
    <style:style style:name="P8" style:family="paragraph" style:parent-style-name="Table_20_Contents">
      <style:text-properties officeooo:paragraph-rsid="003cd4e3"/>
    </style:style>
    <style:style style:name="P9" style:family="paragraph" style:parent-style-name="Table_20_Contents">
      <style:text-properties officeooo:rsid="003cd4e3" officeooo:paragraph-rsid="0042b987"/>
    </style:style>
    <style:style style:name="P10" style:family="paragraph" style:parent-style-name="Заголовок_20_граф">
      <style:text-properties officeooo:rsid="003e8027" officeooo:paragraph-rsid="003e8027"/>
    </style:style>
    <style:style style:name="P11" style:family="paragraph" style:parent-style-name="Заголовок_20_строки">
      <style:text-properties officeooo:rsid="003e8027" officeooo:paragraph-rsid="003e8027"/>
    </style:style>
    <style:style style:name="P12" style:family="paragraph" style:parent-style-name="Table_20_Contents">
      <style:text-properties officeooo:rsid="003e8027" officeooo:paragraph-rsid="003e8027"/>
    </style:style>
    <style:style style:name="P13" style:family="paragraph" style:parent-style-name="Table_20_Contents">
      <style:text-properties officeooo:rsid="003e8027" officeooo:paragraph-rsid="003cd4e3"/>
    </style:style>
    <style:style style:name="P14" style:family="paragraph" style:parent-style-name="Table_20_Contents">
      <style:text-properties officeooo:rsid="0040218a" officeooo:paragraph-rsid="0040218a"/>
    </style:style>
    <style:style style:name="P15" style:family="paragraph" style:parent-style-name="Text_20_body">
      <style:text-properties officeooo:rsid="00416158" officeooo:paragraph-rsid="00416158"/>
    </style:style>
    <style:style style:name="P16" style:family="paragraph" style:parent-style-name="Text_20_body" style:list-style-name="L1">
      <style:text-properties officeooo:rsid="00416158" officeooo:paragraph-rsid="00416158"/>
    </style:style>
    <style:style style:name="P17" style:family="paragraph" style:parent-style-name="Text_20_body" style:list-style-name="L1">
      <style:text-properties officeooo:rsid="0042b987" officeooo:paragraph-rsid="0042b987"/>
    </style:style>
    <style:style style:name="P18" style:family="paragraph" style:parent-style-name="Text_20_body" style:list-style-name="L1">
      <style:text-properties officeooo:rsid="0043a482" officeooo:paragraph-rsid="0043a482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012ac" style:font-size-asian="14pt" style:font-size-complex="14pt"/>
    </style:style>
    <style:style style:name="T3" style:family="text">
      <style:text-properties officeooo:rsid="003939b1"/>
    </style:style>
    <style:style style:name="T4" style:family="text">
      <style:text-properties officeooo:rsid="00311dad"/>
    </style:style>
    <style:style style:name="T5" style:family="text">
      <style:text-properties officeooo:rsid="0038884d"/>
    </style:style>
    <style:style style:name="T6" style:family="text">
      <style:text-properties officeooo:rsid="0031cdd5"/>
    </style:style>
    <style:style style:name="T7" style:family="text">
      <style:text-properties officeooo:rsid="003cd4e3"/>
    </style:style>
    <style:style style:name="T8" style:family="text">
      <style:text-properties officeooo:rsid="00416158"/>
    </style:style>
    <style:style style:name="T9" style:family="text">
      <style:text-properties officeooo:rsid="0042b987"/>
    </style:style>
    <style:style style:name="T10" style:family="text">
      <style:text-properties officeooo:rsid="003e8027"/>
    </style:style>
    <style:style style:name="T11" style:family="text">
      <style:text-properties officeooo:rsid="004021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Times New Roman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">Министерство науки и высшего образования РФ</text:p>
      <text:p text:style-name="МинОбр"><text:span text:style-name="T1"><text:s/>Федеральное государственное </text:span><text:span text:style-name="T2">автономное</text:span><text:span text:style-name="T1"> образовательное учреждение высшего образования</text:span></text:p>
      <text:p text:style-name="Титульник"/>
      <text:p text:style-name="Титульник"/>
      <text:p text:style-name="Организация"><text:s/>ТОМСКИЙ ГОСУДАРСТВЕННЫЙ УНИВЕРСИТЕТ СИСТЕМ УПРАВЛЕНИЯ И РАДИОЭЛЕКТРОНИКИ (ТУСУР)</text:p>
      <text:p text:style-name="Кафедра">Кафедра автоматизированных систем управления (АСУ)</text:p>
      <text:p text:style-name="Титульник"/>
      <text:p text:style-name="Титульник"/>
      <text:p text:style-name="Тема">Тестирование ПО просмотра данных с радара, с возможностью фильтрации и классификации</text:p>
      <text:p text:style-name="Титульник"/>
      <text:p text:style-name="Титульник"/>
      <text:p text:style-name="P2">Отчёт по лабораторной работе №<text:span text:style-name="T3">5</text:span><text:span text:style-name="T4"><text:line-break/>по дисциплине «Основы разработки программного обеспечения»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P3">Студент гр. 431-3</text:p>
      <text:p text:style-name="P4">_______ А.В. Гурулёв</text:p>
      <text:p text:style-name="P4">«__» _________ 20<text:span text:style-name="T5">24</text:span></text:p>
      <text:p text:style-name="P4"/>
      <text:p text:style-name="P4">Проверил</text:p>
      <text:p text:style-name="P4">доцент каф. АСУ, к.т.н.</text:p>
      <text:p text:style-name="P4">_______ А.К. Лукьянов</text:p>
      <text:p text:style-name="P4">«__» _________ 20<text:span text:style-name="T5">24</text:span></text:p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/>
      <text:p text:style-name="Титульник">Томск <text:span text:style-name="T6">20</text:span><text:span text:style-name="T3">24</text:span></text:p>
      <text:p text:style-name="P5"><text:soft-page-break/>В данной работе предусмотрено тестирование по технологии чёрного ящика с использованием методологии эквивалентного разбиения.</text:p>
      <text:p text:style-name="P5">Тестирование будет затрагивать проверки корректности входных данных, чтобы обеспечить корректную работу ПО.</text:p>
      <text:p text:style-name="P5"/>
      <text:p text:style-name="Table_20_Heading">Таблица <text:span text:style-name="T7">1 — Классы эквивалентности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table:number-rows-spanned="2" office:value-type="string">
            <text:p text:style-name="Заголовок_20_граф">Входные условия</text:p>
          </table:table-cell>
          <table:table-cell table:style-name="Таблица1.B1" table:number-columns-spanned="2" office:value-type="string">
            <text:p text:style-name="Заголовок_20_граф">Классы эквивалентности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Подзаголовок_20_граф">Правильные</text:p>
          </table:table-cell>
          <table:table-cell table:style-name="Таблица1.C2" office:value-type="string">
            <text:p text:style-name="Подзаголовок_20_граф">Неправильные</text:p>
          </table:table-cell>
        </table:table-row>
        <table:table-row>
          <table:table-cell table:style-name="Таблица1.C2" table:number-columns-spanned="3" office:value-type="string">
            <text:p text:style-name="Заголовок_20_граф">Фильтрация трасс</text:p>
          </table:table-cell>
          <table:covered-table-cell/>
          <table:covered-table-cell/>
        </table:table-row>
        <table:table-row>
          <table:table-cell table:style-name="Таблица1.B2" office:value-type="string">
            <text:p text:style-name="P6">Параметры интервала id трасс</text:p>
          </table:table-cell>
          <table:table-cell table:style-name="Таблица1.B2" office:value-type="string">
            <text:p text:style-name="Table_20_Contents">\d+-<text:span text:style-name="T7">\d+ (1)</text:span></text:p>
          </table:table-cell>
          <table:table-cell table:style-name="Таблица1.C2" office:value-type="string">
            <text:p text:style-name="P7"><text:span text:style-name="T8">\w+-\d+</text:span> (2), <text:span text:style-name="T8">\d+-\w+ (3), </text:span><text:span text:style-name="T9">\w+-\w+ (4)</text:span><text:span text:style-name="T8">,\w+ (</text:span><text:span text:style-name="T9">5</text:span><text:span text:style-name="T8">), \d+ (</text:span><text:span text:style-name="T9">6</text:span><text:span text:style-name="T8">)</text:span></text:p>
          </table:table-cell>
        </table:table-row>
        <table:table-row>
          <table:table-cell table:style-name="Таблица1.B2" office:value-type="string">
            <text:p text:style-name="P6">Параметры интервала кол-ва отметок в трассе</text:p>
          </table:table-cell>
          <table:table-cell table:style-name="Таблица1.B2" office:value-type="string">
            <text:p text:style-name="P8">\d+-<text:span text:style-name="T7">\d+ (</text:span><text:span text:style-name="T9">7</text:span><text:span text:style-name="T7">)</text:span></text:p>
          </table:table-cell>
          <table:table-cell table:style-name="Таблица1.C2" office:value-type="string">
            <text:p text:style-name="P9"><text:span text:style-name="T8">\w+-\d+</text:span> (<text:span text:style-name="T9">8</text:span>), <text:span text:style-name="T8">\d+-\w+ (</text:span><text:span text:style-name="T9">9</text:span><text:span text:style-name="T8">), </text:span><text:span text:style-name="T9">\w+-\w+ (10)</text:span><text:span text:style-name="T8">,\w+ (</text:span><text:span text:style-name="T9">11</text:span><text:span text:style-name="T8">), \d+ (</text:span><text:span text:style-name="T9">12</text:span><text:span text:style-name="T8">)</text:span></text:p>
          </table:table-cell>
        </table:table-row>
        <table:table-row>
          <table:table-cell table:style-name="Таблица1.B2" office:value-type="string">
            <text:p text:style-name="P6">Имя файла</text:p>
          </table:table-cell>
          <table:table-cell table:style-name="Таблица1.B2" office:value-type="string">
            <text:p text:style-name="P7">r_DD_MM_20YY (<text:span text:style-name="T8">1</text:span><text:span text:style-name="T9">3</text:span>)</text:p>
          </table:table-cell>
          <table:table-cell table:style-name="Таблица1.C2" office:value-type="string">
            <text:p text:style-name="P7">Иные сочетания символов (<text:span text:style-name="T8">1</text:span><text:span text:style-name="T9">4</text:span>)</text:p>
          </table:table-cell>
        </table:table-row>
        <table:table-row>
          <table:table-cell table:style-name="Таблица1.C2" table:number-columns-spanned="3" office:value-type="string">
            <text:p text:style-name="P10">Редактирование трасс</text:p>
          </table:table-cell>
          <table:covered-table-cell/>
          <table:covered-table-cell/>
        </table:table-row>
        <table:table-row>
          <table:table-cell table:style-name="Таблица1.B2" office:value-type="string">
            <text:p text:style-name="P11">Количество выделенных отметок для разделения трассы</text:p>
          </table:table-cell>
          <table:table-cell table:style-name="Таблица1.B2" office:value-type="string">
            <text:p text:style-name="P12">1 (<text:span text:style-name="T8">1</text:span><text:span text:style-name="T9">5</text:span>)</text:p>
          </table:table-cell>
          <table:table-cell table:style-name="Таблица1.C2" office:value-type="string">
            <text:p text:style-name="P12">!=1 (<text:span text:style-name="T8">1</text:span><text:span text:style-name="T9">6</text:span>)</text:p>
          </table:table-cell>
        </table:table-row>
        <table:table-row>
          <table:table-cell table:style-name="Таблица1.B2" office:value-type="string">
            <text:p text:style-name="P11">Количество выделенных отметок для их удаления</text:p>
          </table:table-cell>
          <table:table-cell table:style-name="Таблица1.B2" office:value-type="string">
            <text:p text:style-name="P7">&gt;<text:span text:style-name="T10">0 (</text:span><text:span text:style-name="T8">1</text:span><text:span text:style-name="T9">7</text:span><text:span text:style-name="T10">)</text:span></text:p>
          </table:table-cell>
          <table:table-cell table:style-name="Таблица1.C2" office:value-type="string">
            <text:p text:style-name="P13">&lt;1 (1<text:span text:style-name="T9">8</text:span>)</text:p>
          </table:table-cell>
        </table:table-row>
        <table:table-row>
          <table:table-cell table:style-name="Таблица1.C2" table:number-columns-spanned="3" office:value-type="string">
            <text:p text:style-name="P10">Подключение модуля машинного обучения</text:p>
          </table:table-cell>
          <table:covered-table-cell/>
          <table:covered-table-cell/>
        </table:table-row>
        <table:table-row>
          <table:table-cell table:style-name="Таблица1.B2" office:value-type="string">
            <text:p text:style-name="P11">Содержимое каталога с модулем</text:p>
          </table:table-cell>
          <table:table-cell table:style-name="Таблица1.B2" office:value-type="string">
            <text:p text:style-name="P12">Два каталога: «module», «model», где находятся файл модуля и файлы моделей соответственно (1<text:span text:style-name="T9">9</text:span>)</text:p>
          </table:table-cell>
          <table:table-cell table:style-name="Таблица1.C2" office:value-type="string">
            <text:p text:style-name="P7">Отсуствует каталог «<text:span text:style-name="T10">module» (</text:span><text:span text:style-name="T9">20</text:span><text:span text:style-name="T10">), отсутствует каталог «model» (</text:span><text:span text:style-name="T9">21</text:span><text:span text:style-name="T10">), каталог «module» пуст (</text:span><text:span text:style-name="T8">2</text:span><text:span text:style-name="T9">2</text:span><text:span text:style-name="T10">), каталог «model» пуст (</text:span><text:span text:style-name="T8">2</text:span><text:span text:style-name="T9">3</text:span><text:span text:style-name="T10">)</text:span></text:p>
          </table:table-cell>
        </table:table-row>
        <table:table-row>
          <table:table-cell table:style-name="Таблица1.C2" table:number-columns-spanned="3" office:value-type="string">
            <text:p text:style-name="P10">Загрузка .log файла</text:p>
          </table:table-cell>
          <table:covered-table-cell/>
          <table:covered-table-cell/>
        </table:table-row>
        <table:table-row>
          <table:table-cell table:style-name="Таблица1.B2" office:value-type="string">
            <text:p text:style-name="P6">Формат содержимого файла</text:p>
          </table:table-cell>
          <table:table-cell table:style-name="Таблица1.B2" office:value-type="string">
            <text:p text:style-name="P12">Json-структура файла с наличием <text:span text:style-name="T11">набора ключей</text:span>: [Local stats]<text:span text:style-name="T11">[Model errors][TrId] (</text:span><text:span text:style-name="T8">2</text:span><text:span text:style-name="T9">4</text:span><text:span text:style-name="T11">)</text:span></text:p>
          </table:table-cell>
          <table:table-cell table:style-name="Таблица1.C2" office:value-type="string">
            <text:p text:style-name="P14">Файл не соблюдает структуру Json (<text:span text:style-name="T8">2</text:span><text:span text:style-name="T9">5</text:span>), файл не содержит ключей<text:span text:style-name="T8">Ы</text:span> <text:span text:style-name="T10">[Local stats]</text:span>[Model errors][TrId] (<text:span text:style-name="T8">2</text:span><text:span text:style-name="T9">6</text:span>).</text:p>
          </table:table-cell>
        </table:table-row>
      </table:table>
      <text:p text:style-name="Text_20_body"/>
      <text:p text:style-name="P15">Тестирование проводится в ручном режиме.</text:p>
      <text:p text:style-name="P15">Далее приведены тестовые сценарии, покрывающие различные классы эквивалентности.</text:p>
      <text:list text:style-name="L1">
        <text:list-item>
          <text:p text:style-name="P16"><text:soft-page-break/>Первый сценарий включает правильные параметры фильтров:</text:p>
          <text:list>
            <text:list-item>
              <text:p text:style-name="P16">Параметр интервала id трасс — 20-10000;</text:p>
            </text:list-item>
            <text:list-item>
              <text:p text:style-name="P16">Параметры интервала кол-ва отметок в трассе — 20-100;</text:p>
            </text:list-item>
            <text:list-item>
              <text:p text:style-name="P16">Имя файла — r_12_12_2024.</text:p>
            </text:list-item>
          </text:list>
        </text:list-item>
      </text:list>
      <text:p text:style-name="P15">В данном сценарии покрываются классы эквивалентности 1, 6, 11, соответствующие правильным параметрам.</text:p>
      <text:list text:continue-numbering="true" text:style-name="L1">
        <text:list-item>
          <text:p text:style-name="P17">Сценарий покрывающий 4, 5, 10, 11, 14:</text:p>
          <text:list>
            <text:list-item>
              <text:p text:style-name="P17">Параметр интервала id трасс — abc-def;</text:p>
            </text:list-item>
            <text:list-item>
              <text:p text:style-name="P17">Параметры интервала кол-ва отметок в трассе — abc-def;</text:p>
            </text:list-item>
            <text:list-item>
              <text:p text:style-name="P17">Имя файла — r_dd_gb_202f.</text:p>
            </text:list-item>
          </text:list>
        </text:list-item>
        <text:list-item>
          <text:p text:style-name="P18">Сценарий покрывающий <text:span text:style-name="T8">класс эквивалентности</text:span>15:</text:p>
          <text:list>
            <text:list-item>
              <text:p text:style-name="P18">Выделить одну отметку на трассе.</text:p>
            </text:list-item>
          </text:list>
        </text:list-item>
        <text:list-item>
          <text:p text:style-name="P18">Сценарий покрывающий <text:span text:style-name="T8">классы эквивалентности </text:span>16, 17:</text:p>
          <text:list>
            <text:list-item>
              <text:p text:style-name="P18">Выделить три отметки на трассе.</text:p>
            </text:list-item>
          </text:list>
        </text:list-item>
        <text:list-item>
          <text:p text:style-name="P18">Сценарий покрывающий <text:span text:style-name="T8">класс эквивалентности </text:span>18:</text:p>
          <text:list>
            <text:list-item>
              <text:p text:style-name="P18">Не выделять отметки на трассе.</text:p>
            </text:list-item>
          </text:list>
        </text:list-item>
        <text:list-item>
          <text:p text:style-name="P18">Сценарий покрывающий класс эквивалентности 19:</text:p>
          <text:list>
            <text:list-item>
              <text:p text:style-name="P18">Указать путь к любому модулю.</text:p>
            </text:list-item>
          </text:list>
        </text:list-item>
        <text:list-item>
          <text:p text:style-name="P18">Сценарий покрывающий класс эквивалентности 24:</text:p>
          <text:list>
            <text:list-item>
              <text:p text:style-name="P18">Указать путь к файлу, сгенерированному скриптом тестирования модуля машинного обучения.</text:p>
            </text:list-item>
          </text:list>
        </text:list-item>
        <text:list-item>
          <text:p text:style-name="P18">Сценарий покрывающий классы эквивалентности 20, 21, 22, 23:</text:p>
          <text:list>
            <text:list-item>
              <text:p text:style-name="P18">Указать путь к пустому каталогу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hyphenation-ladder-count="no-limit" fo:hyphenation-keep="auto" loext:hyphenation-keep-type="column" fo:text-indent="1.251cm" style:auto-text-indent="false" style:page-number="auto"/>
      <style:text-properties style:use-window-font-color="true" loext:opacity="0%" style:font-name="Times New Roman2" fo:font-family="'Times New Roman'" style:font-style-name="Обычный" style:font-family-generic="roman" style:font-pitch="variable" fo:font-size="14pt" style:font-name-asian="Times New Roman2" style:font-family-asian="'Times New Roman'" style:font-style-name-asian="Обычный" style:font-family-generic-asian="roman" style:font-pitch-asian="variable" style:font-size-asian="14pt" fo:hyphenate="true" fo:hyphenation-remain-char-count="2" fo:hyphenation-push-char-count="2" loext:hyphenation-no-caps="tru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 style:master-page-name="">
      <style:paragraph-properties fo:margin-left="1.251cm" fo:margin-right="1.499cm" fo:margin-top="0.25cm" fo:margin-bottom="0.25cm" style:contextual-spacing="false" fo:line-height="150%" fo:text-align="center" style:justify-single-word="false" fo:hyphenation-ladder-count="no-limit" fo:hyphenation-keep="auto" loext:hyphenation-keep-type="column" fo:text-indent="0cm" style:auto-text-indent="false" style:page-number="auto" fo:keep-with-next="always">
        <style:tab-stops/>
      </style:paragraph-properties>
      <style:text-properties fo:text-transform="uppercase" fo:font-weight="bold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 style:master-page-name="">
      <style:paragraph-properties fo:hyphenation-ladder-count="no-limit" fo:hyphenation-keep="auto" loext:hyphenation-keep-type="column" style:page-number="auto"/>
      <style:text-properties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line-height="100%" fo:hyphenation-ladder-count="no-limit" fo:hyphenation-keep="auto" loext:hyphenation-keep-type="column" style:page-number="auto" text:number-lines="false" text:line-number="0"/>
      <style:text-properties fo:font-size="12pt" fo:font-style="normal" style:font-size-asian="12pt" style:font-style-asian="normal" style:font-name-complex="Noto Sans Devanagari" style:font-family-complex="'Noto Sans Devanagari'" style:font-family-generic-complex="swiss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251cm" style:page-number="auto" fo:break-before="page"/>
    </style:style>
    <style:style style:name="Title" style:family="paragraph" style:parent-style-name="Heading" style:next-style-name="Text_20_body" style:class="chapter" style:master-page-name="">
      <style:paragraph-properties style:page-number="auto" fo:break-before="page">
        <style:tab-stops/>
      </style:paragraph-properties>
      <style:text-properties fo:font-variant="normal" fo:text-transform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251cm" style:page-number="auto"/>
      <style:text-properties fo:font-variant="normal" fo:text-transform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style:page-number="auto">
        <style:tab-stops/>
      </style:paragraph-properties>
      <style:text-properties fo:font-variant="small-caps" fo:font-weight="normal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line-height="100%" fo:orphans="0" fo:widows="0" fo:hyphenation-ladder-count="no-limit" fo:hyphenation-keep="auto" loext:hyphenation-keep-type="column" fo:text-indent="0cm" style:auto-text-indent="false" style:page-number="auto" text:number-lines="false" text:line-number="0"/>
      <style:text-properties fo:font-size="12pt" style:font-size-asian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Table_20_Heading" style:display-name="Table Heading" style:family="paragraph" style:parent-style-name="Standard" style:class="extra" style:master-page-name="">
      <style:paragraph-properties fo:hyphenation-ladder-count="no-limit" fo:hyphenation-keep="auto" loext:hyphenation-keep-type="column" style:page-number="auto"/>
      <style:text-properties fo:font-size="12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Appendix" style:family="paragraph" style:parent-style-name="Heading" style:next-style-name="Text_20_body" style:class="chapter" style:master-page-name="">
      <style:paragraph-properties fo:text-align="center" style:justify-single-word="false" style:page-number="auto" fo:break-before="page"/>
      <style:text-properties fo:font-variant="normal" fo:text-transform="none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loext:graphic-properties draw:fill="none" draw:fill-color="#729fcf"/>
      <style:paragraph-properties fo:background-color="transparent">
        <style:tab-stops/>
        <style:drop-cap/>
      </style:paragraph-properties>
    </style:style>
    <style:style style:name="Заголовок_20_граф" style:display-name="Заголовок граф" style:family="paragraph" style:parent-style-name="Table_20_Contents">
      <style:paragraph-properties fo:text-align="center" style:justify-single-word="false"/>
      <style:text-properties fo:font-weight="bold"/>
    </style:style>
    <style:style style:name="Заголовок_20_строки" style:display-name="Заголовок строки" style:family="paragraph" style:parent-style-name="Table_20_Contents">
      <style:paragraph-properties fo:text-align="start" style:justify-single-word="false"/>
      <style:text-properties fo:font-weight="bold"/>
    </style:style>
    <style:style style:name="Подзаголовок_20_граф" style:display-name="Подзаголовок граф" style:family="paragraph" style:parent-style-name="Заголовок_20_граф">
      <style:text-properties fo:font-style="italic" fo:font-weight="normal"/>
    </style:style>
    <style:style style:name="Drawing" style:family="paragraph" style:parent-style-name="Caption" style:class="extra">
      <style:paragraph-properties fo:text-align="center" style:justify-single-word="false" fo:text-indent="0cm" style:auto-text-indent="false"/>
    </style:style>
    <style:style style:name="Титульник" style:family="paragraph" style:parent-style-name="Standard" style:master-page-name="">
      <style:paragraph-properties fo:line-height="115%" fo:text-align="center" style:justify-single-word="false" fo:hyphenation-ladder-count="no-limit" fo:hyphenation-keep="auto" loext:hyphenation-keep-type="column" fo:text-indent="0cm" style:auto-text-indent="false" style:page-number="auto"/>
      <style:text-properties style:font-name="Times New Roman2" fo:font-family="'Times New Roman'" style:font-style-name="Обычный" style:font-family-generic="roman" style:font-pitch="variable" fo:font-size="14pt" fo:hyphenate="false" fo:hyphenation-remain-char-count="2" fo:hyphenation-push-char-count="2" loext:hyphenation-no-caps="tru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МинОбр" style:family="paragraph" style:parent-style-name="Титульник"/>
    <style:style style:name="Организация" style:family="paragraph" style:parent-style-name="Титульник" style:next-style-name="Кафедра">
      <style:text-properties fo:text-transform="uppercase"/>
    </style:style>
    <style:style style:name="Кафедра" style:family="paragraph" style:parent-style-name="Титульник"/>
    <style:style style:name="Тема" style:family="paragraph" style:parent-style-name="Титульник">
      <style:text-properties fo:text-transform="uppercase"/>
    </style:style>
    <style:style style:name="Вид_20_работы" style:display-name="Вид работы" style:family="paragraph" style:parent-style-name="Титульник"/>
    <style:style style:name="Кто-Кому" style:family="paragraph" style:parent-style-name="Титульник" style:master-page-name="">
      <style:paragraph-properties fo:margin-left="11cm" fo:text-align="justify" style:justify-single-word="false" style:page-number="auto"/>
    </style:style>
    <style:style style:name="Место_20_и_20_год_20_выполнения" style:display-name="Место и год выполнения" style:family="paragraph" style:parent-style-name="Титульник"/>
    <style:style style:name="Код" style:family="paragraph" style:parent-style-name="Text_20_body">
      <style:paragraph-properties fo:line-height="100%"/>
      <style:text-properties fo:font-size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svg:width="0.041cm" fo:min-height="0.041cm" text:anchor-type="paragraph" svg:x="0cm" svg:y="0cm" style:wrap="none" style:vertical-pos="bottom" style:vertical-rel="paragraph-content" style:horizontal-pos="center" style:horizontal-rel="page" fo:background-color="transparent" draw:fill="none" draw:fill-color="#729fcf" style:flow-with-text="false" draw:wrap-influence-on-position="once-concurrent" loext:allow-overlap="false">
        <style:columns fo:column-count="1" fo:column-gap="0cm"/>
      </style:graphic-properties>
    </style:style>
    <style:style style:name="Frame" style:family="graphic">
      <style:graphic-properties svg:width="0.041cm" fo:min-height="0.041cm" text:anchor-type="paragraph" svg:x="0cm" svg:y="0cm" fo:margin-left="0.201cm" fo:margin-right="0.201cm" fo:margin-top="0.25cm" fo:margin-bottom="0.25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draw:wrap-influence-on-position="once-concurrent" loext:allow-overlap="fals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is-legal="true" loext:num-list-format=" Таблица %1% - " style:num-prefix=" Таблица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is-legal="true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loext:is-legal="true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_20_ABC" style:display-name="Numbering ABC" text:consecutive-numbering="true">
      <text:list-level-style-number text:level="1" text:style-name="Numbering_20_Symbols" loext:num-list-format="Приложение %1%" style:num-prefix="Приложение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A">
        <style:list-level-properties text:list-level-position-and-space-mode="label-alignment">
          <style:list-level-label-alignment text:label-followed-by="space" fo:text-indent="-0.7cm" fo:margin-left="2.03cm"/>
        </style:list-level-properties>
      </text:list-level-style-number>
      <text:list-level-style-number text:level="3" loext:num-list-format="%3%" style:num-format="A">
        <style:list-level-properties text:list-level-position-and-space-mode="label-alignment">
          <style:list-level-label-alignment text:label-followed-by="space" fo:text-indent="-0.7cm" fo:margin-left="2.731cm"/>
        </style:list-level-properties>
      </text:list-level-style-number>
      <text:list-level-style-number text:level="4" loext:num-list-format="%4%" style:num-format="A">
        <style:list-level-properties text:list-level-position-and-space-mode="label-alignment">
          <style:list-level-label-alignment text:label-followed-by="space" fo:text-indent="-0.7cm" fo:margin-left="3.431cm"/>
        </style:list-level-properties>
      </text:list-level-style-number>
      <text:list-level-style-number text:level="5" loext:num-list-format="%5%" style:num-format="A">
        <style:list-level-properties text:list-level-position-and-space-mode="label-alignment">
          <style:list-level-label-alignment text:label-followed-by="space" fo:text-indent="-0.7cm" fo:margin-left="4.131cm"/>
        </style:list-level-properties>
      </text:list-level-style-number>
      <text:list-level-style-number text:level="6" loext:num-list-format="%6%" style:num-format="A">
        <style:list-level-properties text:list-level-position-and-space-mode="label-alignment">
          <style:list-level-label-alignment text:label-followed-by="space" fo:text-indent="-0.7cm" fo:margin-left="4.831cm"/>
        </style:list-level-properties>
      </text:list-level-style-number>
      <text:list-level-style-number text:level="7" loext:num-list-format="%7%" style:num-format="A">
        <style:list-level-properties text:list-level-position-and-space-mode="label-alignment">
          <style:list-level-label-alignment text:label-followed-by="space" fo:text-indent="-0.7cm" fo:margin-left="5.532cm"/>
        </style:list-level-properties>
      </text:list-level-style-number>
      <text:list-level-style-number text:level="8" loext:num-list-format="%8%" style:num-format="A">
        <style:list-level-properties text:list-level-position-and-space-mode="label-alignment">
          <style:list-level-label-alignment text:label-followed-by="space" fo:text-indent="-0.7cm" fo:margin-left="6.232cm"/>
        </style:list-level-properties>
      </text:list-level-style-number>
      <text:list-level-style-number text:level="9" loext:num-list-format="%9%" style:num-format="A">
        <style:list-level-properties text:list-level-position-and-space-mode="label-alignment">
          <style:list-level-label-alignment text:label-followed-by="space" fo:text-indent="-0.7cm" fo:margin-left="6.932cm"/>
        </style:list-level-properties>
      </text:list-level-style-number>
      <text:list-level-style-number text:level="10" loext:num-list-format="%10%" style:num-format="A">
        <style:list-level-properties text:list-level-position-and-space-mode="label-alignment">
          <style:list-level-label-alignment text:label-followed-by="space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2d4966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6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3:22:38.172099737</meta:creation-date>
    <meta:generator>LibreOffice/24.8.3.2$Linux_X86_64 LibreOffice_project/e14c9fdd1f585efcbb2c5363087a99d20928d522</meta:generator>
    <dc:date>2024-12-23T11:58:45.108493198</dc:date>
    <meta:editing-duration>PT5H24M41S</meta:editing-duration>
    <meta:editing-cycles>15</meta:editing-cycles>
    <meta:print-date>2024-09-17T22:03:04.330054137</meta:print-date>
    <meta:printed-by>Файлы PDF</meta:printed-by>
    <meta:document-statistic meta:table-count="1" meta:image-count="0" meta:object-count="0" meta:page-count="3" meta:paragraph-count="70" meta:word-count="394" meta:character-count="2937" meta:non-whitespace-character-count="2624"/>
  </office:meta>
</office:document-meta>
</file>